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color="#000000"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cc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4586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79cm" svg:height="4.699cm" svg:x="1.829cm" svg:y="1.1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29cm" svg:y1="2.623cm" svg:x2="11.608cm" svg:y2="2.623cm">
          <text:p/>
        </draw:line>
        <draw:line draw:style-name="gr2" draw:text-style-name="P1" draw:layer="layout" svg:x1="1.83cm" svg:y1="4.223cm" svg:x2="11.609cm" svg:y2="4.223cm">
          <text:p/>
        </draw:line>
        <draw:line draw:style-name="gr2" draw:text-style-name="P1" draw:layer="layout" svg:x1="3.099cm" svg:y1="1.153cm" svg:x2="3.099cm" svg:y2="5.852cm">
          <text:p/>
        </draw:line>
        <draw:line draw:style-name="gr2" draw:text-style-name="P1" draw:layer="layout" svg:x1="4.499cm" svg:y1="1.154cm" svg:x2="4.499cm" svg:y2="5.853cm">
          <text:p/>
        </draw:line>
        <draw:line draw:style-name="gr2" draw:text-style-name="P1" draw:layer="layout" svg:x1="5.899cm" svg:y1="1.155cm" svg:x2="5.899cm" svg:y2="5.854cm">
          <text:p/>
        </draw:line>
        <draw:line draw:style-name="gr2" draw:text-style-name="P1" draw:layer="layout" svg:x1="7.299cm" svg:y1="1.156cm" svg:x2="7.299cm" svg:y2="5.855cm">
          <text:p/>
        </draw:line>
        <draw:line draw:style-name="gr2" draw:text-style-name="P1" draw:layer="layout" svg:x1="8.699cm" svg:y1="1.157cm" svg:x2="8.699cm" svg:y2="5.856cm">
          <text:p/>
        </draw:line>
        <draw:line draw:style-name="gr2" draw:text-style-name="P1" draw:layer="layout" svg:x1="10.099cm" svg:y1="1.158cm" svg:x2="10.099cm" svg:y2="5.857cm">
          <text:p/>
        </draw:line>
        <draw:frame draw:style-name="gr3" draw:text-style-name="P2" draw:layer="layout" svg:width="2.161cm" svg:height="0.962cm" svg:x="2.337cm" svg:y="0.137cm">
          <draw:text-box>
            <text:p text:style-name="P2"><text:span text:style-name="T1">FCFS</text:span></text:p>
          </draw:text-box>
        </draw:frame>
        <draw:frame draw:style-name="gr4" draw:text-style-name="P2" draw:layer="layout" svg:width="7.711cm" svg:height="0.962cm" svg:x="14.438cm" svg:y="0.137cm">
          <draw:text-box>
            <text:p text:style-name="P2"><text:span text:style-name="T1">FCFS + </text:span><text:span text:style-name="T2">Backfilling</text:span></text:p>
          </draw:text-box>
        </draw:frame>
        <draw:frame draw:style-name="gr3" draw:text-style-name="P2" draw:layer="layout" svg:width="3.952cm" svg:height="0.962cm" draw:transform="rotate (1.5711453926453) translate (0.637cm 6.798cm)">
          <draw:text-box>
            <text:p text:style-name="P2"><text:span text:style-name="T1">Processors</text:span></text:p>
          </draw:text-box>
        </draw:frame>
        <draw:custom-shape draw:style-name="gr5" draw:text-style-name="P1" draw:layer="layout" svg:width="2.413cm" svg:height="2.921cm" svg:x="1.9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2.699cm" svg:y="3.674cm">
          <draw:text-box>
            <text:p text:style-name="P2"><text:span text:style-name="T1">1</text:span></text:p>
          </draw:text-box>
        </draw:frame>
        <draw:custom-shape draw:style-name="gr6" draw:text-style-name="P1" draw:layer="layout" svg:width="5.207cm" svg:height="1.243cm" svg:x="1.9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4.2cm" svg:y="1.474cm">
          <draw:text-box>
            <text:p text:style-name="P2"><text:span text:style-name="T1">2</text:span></text:p>
          </draw:text-box>
        </draw:frame>
        <draw:custom-shape draw:style-name="gr7" draw:text-style-name="P1" draw:layer="layout" svg:width="1.104cm" svg:height="4.418cm" svg:x="7.4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7.6cm" svg:y="2.874cm">
          <draw:text-box>
            <text:p text:style-name="P2"><text:span text:style-name="T1">3</text:span></text:p>
          </draw:text-box>
        </draw:frame>
        <draw:custom-shape draw:style-name="gr8" draw:text-style-name="P1" draw:layer="layout" svg:width="2.413cm" svg:height="2.921cm" svg:x="8.9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9.7cm" svg:y="3.674cm">
          <draw:text-box>
            <text:p text:style-name="P2"><text:span text:style-name="T1">4</text:span></text:p>
          </draw:text-box>
        </draw:frame>
        <draw:custom-shape draw:style-name="gr1" draw:text-style-name="P1" draw:layer="layout" svg:width="9.779cm" svg:height="4.699cm" svg:x="13.929cm" svg:y="1.15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29cm" svg:y1="2.623cm" svg:x2="23.708cm" svg:y2="2.623cm">
          <text:p/>
        </draw:line>
        <draw:line draw:style-name="gr2" draw:text-style-name="P1" draw:layer="layout" svg:x1="13.93cm" svg:y1="4.223cm" svg:x2="23.709cm" svg:y2="4.223cm">
          <text:p/>
        </draw:line>
        <draw:line draw:style-name="gr2" draw:text-style-name="P1" draw:layer="layout" svg:x1="15.199cm" svg:y1="1.153cm" svg:x2="15.199cm" svg:y2="5.852cm">
          <text:p/>
        </draw:line>
        <draw:line draw:style-name="gr2" draw:text-style-name="P1" draw:layer="layout" svg:x1="16.599cm" svg:y1="1.154cm" svg:x2="16.599cm" svg:y2="5.853cm">
          <text:p/>
        </draw:line>
        <draw:line draw:style-name="gr2" draw:text-style-name="P1" draw:layer="layout" svg:x1="17.999cm" svg:y1="1.155cm" svg:x2="17.999cm" svg:y2="5.854cm">
          <text:p/>
        </draw:line>
        <draw:line draw:style-name="gr2" draw:text-style-name="P1" draw:layer="layout" svg:x1="19.399cm" svg:y1="1.156cm" svg:x2="19.399cm" svg:y2="5.855cm">
          <text:p/>
        </draw:line>
        <draw:line draw:style-name="gr2" draw:text-style-name="P1" draw:layer="layout" svg:x1="20.799cm" svg:y1="1.157cm" svg:x2="20.799cm" svg:y2="5.856cm">
          <text:p/>
        </draw:line>
        <draw:line draw:style-name="gr2" draw:text-style-name="P1" draw:layer="layout" svg:x1="22.199cm" svg:y1="1.158cm" svg:x2="22.199cm" svg:y2="5.857cm">
          <text:p/>
        </draw:line>
        <draw:custom-shape draw:style-name="gr5" draw:text-style-name="P1" draw:layer="layout" svg:width="2.413cm" svg:height="2.921cm" svg:x="14.0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4.799cm" svg:y="3.674cm">
          <draw:text-box>
            <text:p text:style-name="P2"><text:span text:style-name="T1">1</text:span></text:p>
          </draw:text-box>
        </draw:frame>
        <draw:custom-shape draw:style-name="gr6" draw:text-style-name="P1" draw:layer="layout" svg:width="5.207cm" svg:height="1.243cm" svg:x="14.0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6.3cm" svg:y="1.474cm">
          <draw:text-box>
            <text:p text:style-name="P2"><text:span text:style-name="T1">2</text:span></text:p>
          </draw:text-box>
        </draw:frame>
        <draw:custom-shape draw:style-name="gr7" draw:text-style-name="P1" draw:layer="layout" svg:width="1.104cm" svg:height="4.418cm" svg:x="19.556cm" svg:y="1.2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9.7cm" svg:y="2.874cm">
          <draw:text-box>
            <text:p text:style-name="P2"><text:span text:style-name="T1">3</text:span></text:p>
          </draw:text-box>
        </draw:frame>
        <draw:custom-shape draw:style-name="gr8" draw:text-style-name="P1" draw:layer="layout" svg:width="2.413cm" svg:height="2.921cm" svg:x="16.856cm" svg:y="2.77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53cm" svg:height="0.962cm" svg:x="17.7cm" svg:y="3.674cm">
          <draw:text-box>
            <text:p text:style-name="P2"><text:span text:style-name="T1">4</text:span></text:p>
          </draw:text-box>
        </draw:frame>
        <draw:frame draw:style-name="gr4" draw:text-style-name="P3" draw:layer="layout" svg:width="6.477cm" svg:height="0.962cm" svg:x="9.757cm" svg:y="7.437cm">
          <draw:text-box>
            <text:p text:style-name="P3"><text:span text:style-name="T2"><text:tab/></text:span><text:span text:style-name="T2">Future time</text:span></text:p>
          </draw:text-box>
        </draw:frame>
        <draw:line draw:style-name="gr9" draw:text-style-name="P1" draw:layer="layout" svg:x1="9.83cm" svg:y1="7.122cm" svg:x2="16.434cm" svg:y2="7.1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13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6:43:26.586027562</meta:creation-date>
    <dc:date>2016-06-18T17:05:04.637446634</dc:date>
    <meta:editing-duration>PT17M37S</meta:editing-duration>
    <meta:editing-cycles>14</meta:editing-cycles>
    <meta:generator>LibreOffice/4.2.8.2$Linux_X86_64 LibreOffice_project/420m0$Build-2</meta:generator>
    <meta:document-statistic meta:object-count="39"/>
  </office:meta>
</office:document-meta>
</file>